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8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oal&quot;" style:apply-style-name="goa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3" table:number-columns-repeated="64" table:default-cell-style-name="Default"/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Moves 3</text:p>
          </table:table-cell>
          <table:table-cell table:number-columns-repeated="2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Goal</text:p>
          </table:table-cell>
          <table:table-cell table:number-columns-repeated="6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Player</text:p>
          </table:table-cell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 table:number-rows-repeated="1048539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Level Geometry'.A1:'Level Geometry'.T36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6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6">
            <calcext:condition calcext:apply-style-name="player" calcext:value="=&quot;player&quot;" calcext:base-cell-address="'Level Geometry'.A1"/>
          </calcext:conditional-format>
          <calcext:conditional-format calcext:target-range-address="'Level Geometry'.A1:'Level Geometry'.T36">
            <calcext:condition calcext:apply-style-name="moves" calcext:value="begins-with(&quot;Moves&quot;)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2">
          <table:table-cell office:value-type="string" calcext:value-type="string">
            <text:p>Empty</text:p>
          </table:table-cell>
        </table:table-row>
        <table:table-row table:style-name="ro2">
          <table:table-cell office:value-type="string" calcext:value-type="string">
            <text:p>Goal</text:p>
          </table:table-cell>
        </table:table-row>
        <table:table-row table:style-name="ro2">
          <table:table-cell office:value-type="string" calcext:value-type="string">
            <text:p>Player</text:p>
          </table:table-cell>
        </table:table-row>
        <table:table-row table:style-name="ro2">
          <table:table-cell office:value-type="string" calcext:value-type="string">
            <text:p>Moves 1</text:p>
          </table:table-cell>
        </table:table-row>
        <table:table-row table:style-name="ro2">
          <table:table-cell office:value-type="string" calcext:value-type="string">
            <text:p>Moves 2</text:p>
          </table:table-cell>
        </table:table-row>
        <table:table-row table:style-name="ro2">
          <table:table-cell office:value-type="string" calcext:value-type="string">
            <text:p>Moves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666666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5:30:42.577674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21:55:57.085266460</meta:creation-date>
    <dc:date>2020-05-07T15:32:02.617719300</dc:date>
    <meta:editing-duration>PT4H26M15S</meta:editing-duration>
    <meta:editing-cycles>9</meta:editing-cycles>
    <meta:generator>LibreOffice/6.3.5.2$Linux_X86_64 LibreOffice_project/30$Build-2</meta:generator>
    <meta:document-statistic meta:table-count="2" meta:cell-count="726" meta:object-count="0"/>
  </office:meta>
</office:document-meta>
</file>